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ce9b" officeooo:paragraph-rsid="001bce9b"/>
    </style:style>
    <style:style style:name="P2" style:family="paragraph" style:parent-style-name="Standard">
      <style:text-properties officeooo:paragraph-rsid="001bce9b"/>
    </style:style>
    <style:style style:name="P3" style:family="paragraph" style:parent-style-name="Standard">
      <style:text-properties officeooo:rsid="001cbb26" officeooo:paragraph-rsid="001cbb26"/>
    </style:style>
    <style:style style:name="P4" style:family="paragraph" style:parent-style-name="Standard">
      <style:text-properties officeooo:rsid="001eb5e7" officeooo:paragraph-rsid="001eb5e7"/>
    </style:style>
    <style:style style:name="T1" style:family="text">
      <style:text-properties officeooo:rsid="001bce9b"/>
    </style:style>
    <style:style style:name="T2" style:family="text">
      <style:text-properties officeooo:rsid="001cbb26"/>
    </style:style>
    <style:style style:name="T3" style:family="text">
      <style:text-properties officeooo:rsid="001eb5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re introduction :</text:p>
      <text:p text:style-name="P1"/>
      <text:p text:style-name="P1"/>
      <text:p text:style-name="P1"/>
      <text:p text:style-name="P1">Bonjour , aujourdhui nous allons vous presentez le contexte et son probleme</text:p>
      <text:p text:style-name="P1"/>
      <text:p text:style-name="P2"><text:span text:style-name="T1">Tout d abord c est quoi le robot pob ? </text:span>Le robot POB est un robot <text:s/>conçu pour manipuler et soulever des objets grâce à ses bras articulés. Il est utilisé dans des applications industrielles ou de recherche pour effectuer des tâches de préhension, de levage et de manipulation. Son design permet une grande flexibilité et précision dans ses mouvements. </text:p>
      <text:p text:style-name="P1">Son gros probelme est que celui ci de peux pas descendre assze bas du haut au cerveau moteur qui <text:span text:style-name="T3">est trop gros et qui empechen une descnte absse</text:span>.</text:p>
      <text:p text:style-name="P1">Une amelioration est neccesaire car on a besoin de descendre bas pour recuperer des objets</text:p>
      <text:p text:style-name="P1"/>
      <text:p text:style-name="P1">Notre but est de rectifier ce probleme en chabgeant une piece .</text:p>
      <text:p text:style-name="P1"/>
      <text:p text:style-name="P1"/>
      <text:p text:style-name="P1">Avant tout nous allons vous presentez ke sommaire , donc dans cette presentaion nous allons montrer les objectif du projet , les differentes contraites , le cadrre de realisation et la présentaion du produit final.</text:p>
      <text:p text:style-name="P1"/>
      <text:p text:style-name="P1">Notre projet rentre dans la case du social dans le developpment durable <text:span text:style-name="T2">car elle permet aux entreprise de pouvoir recup des truc en plus etc . </text:span></text:p>
      <text:p text:style-name="P1"/>
      <text:p text:style-name="P1"/>
      <text:p text:style-name="P3">Les objetcif du projet sont , onbtimisatin d un objet déjà existants qui est la plaque cerveau moteur du robot pob.</text:p>
      <text:p text:style-name="P3"/>
      <text:p text:style-name="P3">Tout en modifiant le moins de choses.</text:p>
      <text:p text:style-name="P3"/>
      <text:p text:style-name="P3">Nous devons respectez aussi toutes les contraintes.<text:span text:style-name="T3">quon va vous citer</text:span></text:p>
      <text:p text:style-name="P3"/>
      <text:p text:style-name="P3"/>
      <text:p text:style-name="P4">Les contraintes sont que la pince doit pouvori descnendre a moins de 10mm du sol pour que les pinces ait la possibilité de recuperer des objets assez bas .</text:p>
      <text:p text:style-name="P4"/>
      <text:p text:style-name="P4">Le – de pieces a changer , le mieux serati de changer que une seule pieces , or nous en avons changé 2.</text:p>
      <text:p text:style-name="P4"/>
      <text:p text:style-name="P4">Le fait de changer le – de pieces permmette de reduire les couts de production .</text:p>
      <text:p text:style-name="P4"/>
      <text:p text:style-name="P4">Les roues dentées doivent rester visibles au dessus de la plaque servomoteur pour ; ………….</text:p>
      <text:p text:style-name="P4"/>
      <text:p text:style-name="P4">LE fait de changer le moins de pieces est tres utilise pour initier toutes les entrepirese a cette solution .</text:p>
      <text:p text:style-name="P4"/>
      <text:p text:style-name="P4">Ce projet a été realisé par 2 personnes moi et adam pour une durée de 15h ( avk é h supp)</text:p>
      <text:p text:style-name="P4"/>
      <text:p text:style-name="P4">Durant ce projet nous nous sommes repartis les taches .</text:p>
      <text:p text:style-name="P4">Nous pouvons voir ce diagramme realisé par nos soins vous montrant bien comment la repartition des rtaches a été realsié</text:p>
      <text:p text:style-name="P4"/>
      <text:p text:style-name="P4"><text:soft-page-break/>La couleur bleu me represente , la jaune represente adam et la rouge est un malange entre nous deux <text:s/>c est a dire que nous avons realisées ces taches ensemble.</text:p>
      <text:p text:style-name="P4">Les 4 premieres heure nous ont permis de trouver plusieurs solution pour ce projet .</text:p>
      <text:p text:style-name="P4">L heure qui a suivin ous a permis de trovuer la solution que nous allions vous prensetez et modelise .</text:p>
      <text:p text:style-name="P4">La diaporama a été realisé durant ses 15h par moi . Pendant que adam travaillat sur les croquis.</text:p>
      <text:p text:style-name="P4">LeS CROQUIS finis nous avons commencé la modelisation de la plaque.</text:p>
      <text:p text:style-name="P4"><text:s/></text:p>
      <text:p text:style-name="P4">( presentaion de notre merde) </text:p>
      <text:p text:style-name="P4"/>
      <text:p text:style-name="P4">la forme de la plaque reste tres simple . C est une plaque de dimension 100x253</text:p>
      <text:p text:style-name="P4">Nous avons pris un rectangle que nous avons agrandis et fais une extrusion ?</text:p>
      <text:p text:style-name="P4">Sur cette plaque nous avons mis des petits rebord avec des trou permetant de mettre les vises du cerveau moteur.</text:p>
      <text:p text:style-name="P4">Car oui la plaque a été agrandi dans l unique but de pouvoir coucher le cerveau moteur.</text:p>
      <text:p text:style-name="P4"/>
      <text:p text:style-name="P4">(shema presentaion)</text:p>
      <text:p text:style-name="P4"/>
      <text:p text:style-name="P4">Pourquoi cette solution ? Car celle ci est la plus simple a mettre en place pour les utilisateur possedeant déjà des robot pob rencontrant le meme probleme.</text:p>
      <text:p text:style-name="P4">Le fait de changer une simple plaque permet déjà au consommateur de pouvoir resoudre son probleme sans depenser une somme d argent trop importante </text:p>
      <text:p text:style-name="P4"/>
      <text:p text:style-name="P4"/>
      <text:p text:style-name="P4">Presentaion de notre produit final</text:p>
      <text:p text:style-name="P4"/>
      <text:p text:style-name="P4">nous avons reflechis a un design simple des materiaux peu cher , pour cette solution on a pensé a plrs materiau , le premie est le allu etc etc son prix au cm²</text:p>
      <text:p text:style-name="P4">est de :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0T16:45:05.587000000</meta:creation-date>
    <dc:date>2025-02-10T17:33:36.898000000</dc:date>
    <meta:editing-duration>PT48M31S</meta:editing-duration>
    <meta:editing-cycles>3</meta:editing-cycles>
    <meta:generator>LibreOffice/7.4.1.2$Windows_X86_64 LibreOffice_project/3c58a8f3a960df8bc8fd77b461821e42c061c5f0</meta:generator>
    <meta:document-statistic meta:table-count="0" meta:image-count="0" meta:object-count="0" meta:page-count="2" meta:paragraph-count="36" meta:word-count="643" meta:character-count="3541" meta:non-whitespace-character-count="2925"/>
  </office:meta>
</office:document-meta>
</file>